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fo:margin-top="0cm" fo:margin-bottom="0.21cm" table:align="margins" style:may-break-between-rows="false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3" style:family="table-row">
      <style:table-row-properties style:min-row-height="0.314cm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none" fo:border-top="none" fo:border-bottom="0.05pt solid #000000"/>
    </style:style>
    <style:style style:name="Tabel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none" fo:border-top="none" fo:border-bottom="0.05pt solid #000000"/>
    </style:style>
    <style:style style:name="Tabella1.D12" style:family="table-cell">
      <style:table-cell-properties fo:padding="0.097cm" fo:border-left="0.05pt solid #000000" fo:border-right="none" fo:border-top="none" fo:border-bottom="0.05pt solid #000000"/>
    </style:style>
    <style:style style:name="Tabel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none" fo:border-top="none" fo:border-bottom="0.05pt solid #000000"/>
    </style:style>
    <style:style style:name="Tabella1.D13" style:family="table-cell">
      <style:table-cell-properties fo:padding="0.097cm" fo:border-left="0.05pt solid #000000" fo:border-right="none" fo:border-top="none" fo:border-bottom="0.05pt solid #000000"/>
    </style:style>
    <style:style style:name="Tabel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none" fo:border-top="none" fo:border-bottom="0.05pt solid #000000"/>
    </style:style>
    <style:style style:name="Tabella1.D14" style:family="table-cell">
      <style:table-cell-properties fo:padding="0.097cm" fo:border-left="0.05pt solid #000000" fo:border-right="none" fo:border-top="none" fo:border-bottom="0.05pt solid #000000"/>
    </style:style>
    <style:style style:name="Tabella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none" fo:border-top="none" fo:border-bottom="0.05pt solid #000000"/>
    </style:style>
    <style:style style:name="Tabella1.D15" style:family="table-cell">
      <style:table-cell-properties fo:padding="0.097cm" fo:border-left="0.05pt solid #000000" fo:border-right="none" fo:border-top="none" fo:border-bottom="0.05pt solid #000000"/>
    </style:style>
    <style:style style:name="Tabella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none" fo:border-top="none" fo:border-bottom="0.05pt solid #000000"/>
    </style:style>
    <style:style style:name="Tabella1.D16" style:family="table-cell">
      <style:table-cell-properties fo:padding="0.097cm" fo:border-left="0.05pt solid #000000" fo:border-right="none" fo:border-top="none" fo:border-bottom="0.05pt solid #000000"/>
    </style:style>
    <style:style style:name="Tabella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="none"/>
    </style:style>
    <style:style style:name="P1" style:family="paragraph" style:parent-style-name="Definizione_20_Nome">
      <style:text-properties officeooo:paragraph-rsid="0014af8b"/>
    </style:style>
    <style:style style:name="P2" style:family="paragraph" style:parent-style-name="Definizione_20_Valore">
      <style:text-properties officeooo:paragraph-rsid="0014af8b"/>
    </style:style>
    <style:style style:name="P3" style:family="paragraph" style:parent-style-name="Table_20_Contents">
      <style:text-properties officeooo:paragraph-rsid="0014fd20"/>
    </style:style>
    <style:style style:name="P4" style:family="paragraph" style:parent-style-name="Table_20_Contents">
      <style:text-properties officeooo:rsid="0014fd20" officeooo:paragraph-rsid="0014fd20"/>
    </style:style>
    <style:style style:name="T1" style:family="text">
      <style:text-properties officeooo:rsid="0014af8b"/>
    </style:style>
    <style:style style:name="T2" style:family="text">
      <style:text-properties officeooo:rsid="0014fd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h text:style-name="Heading_20_4" text:outline-level="4">Tirocinant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Definizione_20_Nome">Descrizione:</text:p>
          </table:table-cell>
          <table:table-cell table:style-name="Tabella1.B2" table:number-columns-spanned="4" office:value-type="string">
            <text:p text:style-name="Table_20_Contents">Tabella cui sono memorizzate le informazioni del tirocinante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5" office:value-type="string">
            <text:p text:style-name="Spacer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D4" office:value-type="string">
            <text:p text:style-name="Table_20_Heading">NOME</text:p>
          </table:table-cell>
          <table:table-cell table:style-name="Tabella1.D4" office:value-type="string">
            <text:p text:style-name="Table_20_Heading">TIPO</text:p>
          </table:table-cell>
          <table:table-cell table:style-name="Tabella1.D4" office:value-type="string">
            <text:p text:style-name="Table_20_Heading">NULL</text:p>
          </table:table-cell>
          <table:table-cell table:style-name="Tabella1.D4" office:value-type="string">
            <text:p text:style-name="Table_20_Heading">KEY</text:p>
          </table:table-cell>
          <table:table-cell table:style-name="Tabella1.E4" office:value-type="string">
            <text:p text:style-name="Table_20_Heading">DEFAULT</text:p>
          </table:table-cell>
        </table:table-row>
        <table:table-row>
          <table:table-cell table:style-name="Tabella1.D16" office:value-type="string">
            <text:p text:style-name="Table_20_Contents">Nome</text:p>
          </table:table-cell>
          <table:table-cell table:style-name="Tabella1.D16" office:value-type="string">
            <text:p text:style-name="Table_20_Contents">Varchar (<text:span text:style-name="T2">5</text:span>0)</text:p>
          </table:table-cell>
          <table:table-cell table:style-name="Tabella1.D16" office:value-type="string">
            <text:p text:style-name="Table_20_Contents">SÌ</text:p>
          </table:table-cell>
          <table:table-cell table:style-name="Tabella1.D16" office:value-type="string">
            <text:p text:style-name="Table_20_Contents"/>
          </table:table-cell>
          <table:table-cell table:style-name="Tabella1.E16" office:value-type="string">
            <text:p text:style-name="P4">Null</text:p>
          </table:table-cell>
        </table:table-row>
        <table:table-row>
          <table:table-cell table:style-name="Tabella1.D16" office:value-type="string">
            <text:p text:style-name="Table_20_Contents">Cognome</text:p>
          </table:table-cell>
          <table:table-cell table:style-name="Tabella1.D16" office:value-type="string">
            <text:p text:style-name="Table_20_Contents">Varchar(<text:span text:style-name="T2">5</text:span>0)</text:p>
          </table:table-cell>
          <table:table-cell table:style-name="Tabella1.D16" office:value-type="string">
            <text:p text:style-name="Table_20_Contents">SÌ</text:p>
          </table:table-cell>
          <table:table-cell table:style-name="Tabella1.D16" office:value-type="string">
            <text:p text:style-name="Table_20_Contents"/>
          </table:table-cell>
          <table:table-cell table:style-name="Tabella1.E16" office:value-type="string">
            <text:p text:style-name="P4">Null</text:p>
          </table:table-cell>
        </table:table-row>
        <table:table-row>
          <table:table-cell table:style-name="Tabella1.D16" office:value-type="string">
            <text:p text:style-name="Table_20_Contents">Codice Fiscale</text:p>
          </table:table-cell>
          <table:table-cell table:style-name="Tabella1.D16" office:value-type="string">
            <text:p text:style-name="Table_20_Contents">Varchar(5<text:span text:style-name="T2">0</text:span>)</text:p>
          </table:table-cell>
          <table:table-cell table:style-name="Tabella1.D16" office:value-type="string">
            <text:p text:style-name="Table_20_Contents">SÌ</text:p>
          </table:table-cell>
          <table:table-cell table:style-name="Tabella1.D16" office:value-type="string">
            <text:p text:style-name="Table_20_Contents">primary</text:p>
          </table:table-cell>
          <table:table-cell table:style-name="Tabella1.E16" office:value-type="string">
            <text:p text:style-name="Table_20_Contents"/>
          </table:table-cell>
        </table:table-row>
        <table:table-row>
          <table:table-cell table:style-name="Tabella1.D16" office:value-type="string">
            <text:p text:style-name="Table_20_Contents">Telefono/cellulare</text:p>
          </table:table-cell>
          <table:table-cell table:style-name="Tabella1.D16" office:value-type="string">
            <text:p text:style-name="Table_20_Contents">Varchar(<text:span text:style-name="T2">5</text:span>0)</text:p>
          </table:table-cell>
          <table:table-cell table:style-name="Tabella1.D16" office:value-type="string">
            <text:p text:style-name="Table_20_Contents">SÌ</text:p>
          </table:table-cell>
          <table:table-cell table:style-name="Tabella1.D16" office:value-type="string">
            <text:p text:style-name="Table_20_Contents"/>
          </table:table-cell>
          <table:table-cell table:style-name="Tabella1.E16" office:value-type="string">
            <text:p text:style-name="P4">Null</text:p>
          </table:table-cell>
        </table:table-row>
        <table:table-row>
          <table:table-cell table:style-name="Tabella1.D16" office:value-type="string">
            <text:p text:style-name="Table_20_Contents">E_mail</text:p>
          </table:table-cell>
          <table:table-cell table:style-name="Tabella1.D16" office:value-type="string">
            <text:p text:style-name="Table_20_Contents">Varchar(<text:span text:style-name="T2">5</text:span>0)</text:p>
          </table:table-cell>
          <table:table-cell table:style-name="Tabella1.D16" office:value-type="string">
            <text:p text:style-name="Table_20_Contents">SÌ</text:p>
          </table:table-cell>
          <table:table-cell table:style-name="Tabella1.D16" office:value-type="string">
            <text:p text:style-name="Table_20_Contents"/>
          </table:table-cell>
          <table:table-cell table:style-name="Tabella1.E16" office:value-type="string">
            <text:p text:style-name="P4">Null</text:p>
          </table:table-cell>
        </table:table-row>
        <table:table-row>
          <table:table-cell table:style-name="Tabella1.D16" office:value-type="string">
            <text:p text:style-name="Table_20_Contents">Data di nascita</text:p>
          </table:table-cell>
          <table:table-cell table:style-name="Tabella1.D16" office:value-type="string">
            <text:p text:style-name="Table_20_Contents">Date</text:p>
          </table:table-cell>
          <table:table-cell table:style-name="Tabella1.D16" office:value-type="string">
            <text:p text:style-name="Table_20_Contents">SÌ</text:p>
          </table:table-cell>
          <table:table-cell table:style-name="Tabella1.D16" office:value-type="string">
            <text:p text:style-name="Table_20_Contents"/>
          </table:table-cell>
          <table:table-cell table:style-name="Tabella1.E16" office:value-type="string">
            <text:p text:style-name="P4">Null</text:p>
          </table:table-cell>
        </table:table-row>
        <table:table-row>
          <table:table-cell table:style-name="Tabella1.D16" office:value-type="string">
            <text:p text:style-name="Table_20_Contents">Comune di nascita</text:p>
          </table:table-cell>
          <table:table-cell table:style-name="Tabella1.D16" office:value-type="string">
            <text:p text:style-name="Table_20_Contents">Varchar(<text:span text:style-name="T2">5</text:span>0)</text:p>
          </table:table-cell>
          <table:table-cell table:style-name="Tabella1.D16" office:value-type="string">
            <text:p text:style-name="Table_20_Contents">SÌ</text:p>
          </table:table-cell>
          <table:table-cell table:style-name="Tabella1.D16" office:value-type="string">
            <text:p text:style-name="Table_20_Contents"/>
          </table:table-cell>
          <table:table-cell table:style-name="Tabella1.E16" office:value-type="string">
            <text:p text:style-name="P4">Null</text:p>
          </table:table-cell>
        </table:table-row>
        <table:table-row>
          <table:table-cell table:style-name="Tabella1.D12" office:value-type="string">
            <text:p text:style-name="Table_20_Contents">Indirizzo residenza</text:p>
          </table:table-cell>
          <table:table-cell table:style-name="Tabella1.D12" office:value-type="string">
            <text:p text:style-name="Table_20_Contents">Varchar(<text:span text:style-name="T2">5</text:span>0)</text:p>
          </table:table-cell>
          <table:table-cell table:style-name="Tabella1.D12" office:value-type="string">
            <text:p text:style-name="Table_20_Contents">SÌ</text:p>
          </table:table-cell>
          <table:table-cell table:style-name="Tabella1.D12" office:value-type="string">
            <text:p text:style-name="Table_20_Contents"/>
          </table:table-cell>
          <table:table-cell table:style-name="Tabella1.E12" office:value-type="string">
            <text:p text:style-name="P4">Null</text:p>
          </table:table-cell>
        </table:table-row>
        <table:table-row>
          <table:table-cell table:style-name="Tabella1.D16" office:value-type="string">
            <text:p text:style-name="Table_20_Contents">Titolo di studi</text:p>
          </table:table-cell>
          <table:table-cell table:style-name="Tabella1.D16" office:value-type="string">
            <text:p text:style-name="Table_20_Contents">Varchar(5<text:span text:style-name="T2">0</text:span>)</text:p>
          </table:table-cell>
          <table:table-cell table:style-name="Tabella1.D16" office:value-type="string">
            <text:p text:style-name="Table_20_Contents">SÌ</text:p>
          </table:table-cell>
          <table:table-cell table:style-name="Tabella1.D16" office:value-type="string">
            <text:p text:style-name="Table_20_Contents"/>
          </table:table-cell>
          <table:table-cell table:style-name="Tabella1.E16" office:value-type="string">
            <text:p text:style-name="P4">Null</text:p>
          </table:table-cell>
        </table:table-row>
        <table:table-row>
          <table:table-cell table:style-name="Tabella1.D16" office:value-type="string">
            <text:p text:style-name="Table_20_Contents">O<text:span text:style-name="T2">re</text:span> T<text:span text:style-name="T2">otali</text:span></text:p>
          </table:table-cell>
          <table:table-cell table:style-name="Tabella1.D16" office:value-type="string">
            <text:p text:style-name="Table_20_Contents">Int<text:span text:style-name="T2">eger(11)</text:span></text:p>
          </table:table-cell>
          <table:table-cell table:style-name="Tabella1.D16" office:value-type="string">
            <text:p text:style-name="Table_20_Contents">SÌ</text:p>
          </table:table-cell>
          <table:table-cell table:style-name="Tabella1.D16" office:value-type="string">
            <text:p text:style-name="Table_20_Contents"/>
          </table:table-cell>
          <table:table-cell table:style-name="Tabella1.E16" office:value-type="string">
            <text:p text:style-name="P4">Null</text:p>
          </table:table-cell>
        </table:table-row>
        <table:table-row>
          <table:table-cell table:style-name="Tabella1.D16" office:value-type="string">
            <text:p text:style-name="Table_20_Contents">O<text:span text:style-name="T2">re Lavoro</text:span></text:p>
          </table:table-cell>
          <table:table-cell table:style-name="Tabella1.D16" office:value-type="string">
            <text:p text:style-name="Table_20_Contents">Int<text:span text:style-name="T2">eger(11)</text:span></text:p>
          </table:table-cell>
          <table:table-cell table:style-name="Tabella1.D16" office:value-type="string">
            <text:p text:style-name="Table_20_Contents">SÌ</text:p>
          </table:table-cell>
          <table:table-cell table:style-name="Tabella1.D16" office:value-type="string">
            <text:p text:style-name="Table_20_Contents"/>
          </table:table-cell>
          <table:table-cell table:style-name="Tabella1.E16" office:value-type="string">
            <text:p text:style-name="P4">Null</text:p>
          </table:table-cell>
        </table:table-row>
        <table:table-row>
          <table:table-cell table:style-name="Tabella1.D16" office:value-type="string">
            <text:p text:style-name="P4">Personale asilo</text:p>
          </table:table-cell>
          <table:table-cell table:style-name="Tabella1.D16" office:value-type="string">
            <text:p text:style-name="P4">Varchar(50)</text:p>
          </table:table-cell>
          <table:table-cell table:style-name="Tabella1.D16" office:value-type="string">
            <text:p text:style-name="P4">Si</text:p>
          </table:table-cell>
          <table:table-cell table:style-name="Tabella1.D16" office:value-type="string">
            <text:p text:style-name="Table_20_Contents"/>
          </table:table-cell>
          <table:table-cell table:style-name="Tabella1.E16" office:value-type="string">
            <text:p text:style-name="P4">Null</text:p>
          </table:table-cell>
        </table:table-row>
      </table:table>
      <text:h text:style-name="Heading_20_5" text:outline-level="5">Descrizione degli attribut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Definizione_20_Nome">Nome</text:p>
            <text:p text:style-name="Definizione_20_Valore">nome del TIROCINANTE</text:p>
          </table:table-cell>
        </table:table-row>
        <table:table-row table:style-name="Tabella2.1">
          <table:table-cell table:style-name="Tabella2.A1" office:value-type="string">
            <text:p text:style-name="Definizione_20_Nome">Cognome</text:p>
            <text:p text:style-name="Definizione_20_Valore">cognome del TIROCINANTE.</text:p>
          </table:table-cell>
        </table:table-row>
        <table:table-row table:style-name="Tabella2.1">
          <table:table-cell table:style-name="Tabella2.A1" office:value-type="string">
            <text:p text:style-name="Definizione_20_Nome">Codice Fiscale</text:p>
            <text:p text:style-name="Definizione_20_Valore">codice fiscale del TIROCINANTE</text:p>
          </table:table-cell>
        </table:table-row>
        <table:table-row table:style-name="Tabella2.1">
          <table:table-cell table:style-name="Tabella2.A1" office:value-type="string">
            <text:p text:style-name="Definizione_20_Nome">Telefono/cellulare</text:p>
            <text:p text:style-name="Definizione_20_Valore">recapito telefonico del TIROCINANTE</text:p>
          </table:table-cell>
        </table:table-row>
        <table:table-row table:style-name="Tabella2.1">
          <table:table-cell table:style-name="Tabella2.A1" office:value-type="string">
            <text:p text:style-name="Definizione_20_Nome">E_mail</text:p>
            <text:p text:style-name="Definizione_20_Valore">email del TIROCINANTE</text:p>
          </table:table-cell>
        </table:table-row>
        <table:table-row table:style-name="Tabella2.1">
          <table:table-cell table:style-name="Tabella2.A1" office:value-type="string">
            <text:p text:style-name="Definizione_20_Nome">Data di nascita</text:p>
            <text:p text:style-name="Definizione_20_Valore">data di nascita del TIROCINANTE</text:p>
          </table:table-cell>
        </table:table-row>
        <table:table-row table:style-name="Tabella2.1">
          <table:table-cell table:style-name="Tabella2.A1" office:value-type="string">
            <text:p text:style-name="Definizione_20_Nome">Comune di nascita</text:p>
            <text:p text:style-name="Definizione_20_Valore">comune di nascita del TIROCINANTE.</text:p>
          </table:table-cell>
        </table:table-row>
        <table:table-row table:style-name="Tabella2.1">
          <table:table-cell table:style-name="Tabella2.A1" office:value-type="string">
            <text:p text:style-name="Definizione_20_Nome">Indirizzo residenza</text:p>
            <text:p text:style-name="Definizione_20_Valore">indirizzo di residenza del TIROCINANTEI.</text:p>
          </table:table-cell>
        </table:table-row>
        <text:soft-page-break/>
        <table:table-row table:style-name="Tabella2.1">
          <table:table-cell table:style-name="Tabella2.A1" office:value-type="string">
            <text:p text:style-name="Definizione_20_Nome">Titolo di studi</text:p>
            <text:p text:style-name="Definizione_20_Valore">titolo di studi del TIROCINANTE.</text:p>
          </table:table-cell>
        </table:table-row>
        <table:table-row table:style-name="Tabella2.1">
          <table:table-cell table:style-name="Tabella2.A1" office:value-type="string">
            <text:p text:style-name="Definizione_20_Nome">ORE TOTALI</text:p>
            <text:p text:style-name="Definizione_20_Valore">ore totali del TIROCINANTEI.</text:p>
          </table:table-cell>
        </table:table-row>
        <table:table-row table:style-name="Tabella2.1">
          <table:table-cell table:style-name="Tabella2.A1" office:value-type="string">
            <text:p text:style-name="Definizione_20_Nome">ORE LAVORO</text:p>
            <text:p text:style-name="Definizione_20_Valore">ore di lavoro del TIROCINANTEI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8:42:01</meta:creation-date>
    <meta:editing-duration>PT18M23S</meta:editing-duration>
    <meta:editing-cycles>7</meta:editing-cycles>
    <meta:generator>LibreOffice/3.6$Windows_x86 LibreOffice_project/da8c1e6-fd468f4-454e206-f42a4a9-143cfd</meta:generator>
    <dc:date>2012-11-13T22:04:25</dc:date>
    <meta:document-statistic meta:table-count="2" meta:image-count="0" meta:object-count="0" meta:page-count="2" meta:paragraph-count="79" meta:word-count="145" meta:character-count="944" meta:non-whitespace-character-count="878"/>
    <meta:template xlink:type="simple" xlink:actuate="onRequest" xlink:title="template_basic_styles" xlink:href="../SVN/at-silo/SDD/Sottosistemi/home/giulio/.config/libreoffice/3/user/template/template_basic_styles.ott" meta:date="2012-11-07T18:42:01"/>
  </office:meta>
</office:document-meta>
</file>